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office:font-face-decls>
  <office:automatic-styles>
    <style:style style:name="head" style:family="table" style:master-page-name="">
      <style:table-properties style:width="6.5in" style:page-number="0" table:align="margins" style:writing-mode="lr-tb"/>
    </style:style>
    <style:style style:name="head.A" style:family="table-column">
      <style:table-column-properties style:column-width="3.2514in" style:rel-column-width="32785*"/>
    </style:style>
    <style:style style:name="head.B" style:family="table-column">
      <style:table-column-properties style:column-width="3.2486in" style:rel-column-width="32750*"/>
    </style:style>
    <style:style style:name="head.1" style:family="table-row">
      <style:table-row-properties style:keep-together="false"/>
    </style:style>
    <style:style style:name="head.A1" style:family="table-cell">
      <style:table-cell-properties style:vertical-align="top" fo:padding="0in" fo:border="none" style:writing-mode="lr-tb"/>
    </style:style>
    <style:style style:name="edu" style:family="table">
      <style:table-properties style:width="6.5in" table:align="margins" style:writing-mode="lr-tb"/>
    </style:style>
    <style:style style:name="edu.A" style:family="table-column">
      <style:table-column-properties style:column-width="1in" style:rel-column-width="10083*"/>
    </style:style>
    <style:style style:name="edu.B" style:family="table-column">
      <style:table-column-properties style:column-width="5.5in" style:rel-column-width="55452*"/>
    </style:style>
    <style:style style:name="edu.A1" style:family="table-cell">
      <style:table-cell-properties fo:background-color="transparent" fo:padding="0in" fo:border="none">
        <style:background-image/>
      </style:table-cell-properties>
    </style:style>
    <style:style style:name="edu.B1" style:family="table-cell">
      <style:table-cell-properties fo:padding="0in" fo:border="none"/>
    </style:style>
    <style:style style:name="exp" style:family="table">
      <style:table-properties style:width="6.5in" table:align="margins" style:writing-mode="lr-tb"/>
    </style:style>
    <style:style style:name="exp.A" style:family="table-column">
      <style:table-column-properties style:column-width="1in" style:rel-column-width="10083*"/>
    </style:style>
    <style:style style:name="exp.B" style:family="table-column">
      <style:table-column-properties style:column-width="5.5in" style:rel-column-width="55452*"/>
    </style:style>
    <style:style style:name="exp.A1" style:family="table-cell">
      <style:table-cell-properties fo:background-color="transparent" fo:padding="0in" fo:border="none">
        <style:background-image/>
      </style:table-cell-properties>
    </style:style>
    <style:style style:name="exp.B1" style:family="table-cell">
      <style:table-cell-properties fo:padding="0in" fo:border="none"/>
    </style:style>
    <style:style style:name="skill" style:family="table">
      <style:table-properties style:width="6.5in" table:align="left" style:may-break-between-rows="false" style:writing-mode="lr-tb"/>
    </style:style>
    <style:style style:name="skill.A" style:family="table-column">
      <style:table-column-properties style:column-width="1.6007in"/>
    </style:style>
    <style:style style:name="skill.B" style:family="table-column">
      <style:table-column-properties style:column-width="4.8993in"/>
    </style:style>
    <style:style style:name="P1" style:family="paragraph" style:parent-style-name="Standard">
      <style:paragraph-properties fo:margin-top="0in" fo:margin-bottom="0.1in" style:snap-to-layout-grid="false"/>
      <style:text-properties style:use-window-font-color="true" style:font-name="Trebuchet MS1" fo:font-size="18pt" fo:font-weight="bold" style:font-size-asian="18pt" style:font-weight-asian="bold" style:font-size-complex="18pt" style:font-weight-complex="normal"/>
    </style:style>
    <style:style style:name="P2" style:family="paragraph" style:parent-style-name="Standard">
      <style:paragraph-properties fo:margin-top="0in" fo:margin-bottom="0in" style:snap-to-layout-grid="false"/>
      <style:text-properties style:use-window-font-color="true" style:font-name="Trebuchet MS1" fo:font-size="12pt" fo:font-weight="normal" style:font-size-asian="12pt" style:font-weight-asian="normal" style:font-size-complex="12pt" style:font-weight-complex="normal"/>
    </style:style>
    <style:style style:name="P3" style:family="paragraph" style:parent-style-name="Standard">
      <style:paragraph-properties fo:margin-top="0.1in" fo:margin-bottom="0in" fo:text-align="end" style:justify-single-word="false"/>
    </style:style>
    <style:style style:name="P4" style:family="paragraph" style:parent-style-name="Standard">
      <style:paragraph-properties fo:margin-top="0in" fo:margin-bottom="0in" fo:text-align="end" style:justify-single-word="false"/>
    </style:style>
    <style:style style:name="P5" style:family="paragraph" style:parent-style-name="Resume_20_Text" style:list-style-name="WW8Num3"/>
    <style:style style:name="P6" style:family="paragraph" style:parent-style-name="Resume_20_Text" style:list-style-name="WW8Num3">
      <style:paragraph-properties fo:margin-top="0in" fo:margin-bottom="0in"/>
    </style:style>
    <style:style style:name="P7" style:family="paragraph" style:parent-style-name="Resume_20_Text" style:list-style-name="L1"/>
    <style:style style:name="P8" style:family="paragraph" style:parent-style-name="Resume_20_Text" style:list-style-name="L1">
      <style:paragraph-properties fo:margin-top="0in" fo:margin-bottom="0.1in"/>
    </style:style>
    <style:style style:name="P9" style:family="paragraph" style:parent-style-name="Resume_20_Text" style:list-style-name="WW8Num3">
      <style:paragraph-properties fo:margin-top="0in" fo:margin-bottom="0.1in"/>
    </style:style>
    <style:style style:name="P10" style:family="paragraph" style:parent-style-name="Resume_20_Text">
      <style:text-properties fo:font-style="italic" style:font-style-asian="italic" style:font-style-complex="italic"/>
    </style:style>
    <style:style style:name="P11" style:family="paragraph" style:parent-style-name="Resume_20_Text">
      <style:paragraph-properties fo:margin-top="0in" fo:margin-bottom="0in"/>
    </style:style>
    <style:style style:name="P12" style:family="paragraph" style:parent-style-name="Resume_20_Text">
      <style:text-properties style:font-name="Trebuchet MS1"/>
    </style:style>
    <style:style style:name="P13" style:family="paragraph" style:parent-style-name="Standard">
      <style:paragraph-properties fo:margin-left="0in" fo:margin-right="0in" fo:text-indent="0in" style:auto-text-indent="false"/>
      <style:text-properties style:font-name="Trebuchet MS1"/>
    </style:style>
    <style:style style:name="T1" style:family="text">
      <style:text-properties style:text-position="super 58%"/>
    </style:style>
    <style:style style:name="T2" style:family="text" style:parent-style-name="Internet_20_link">
      <style:text-properties fo:color="#000000" style:font-name="Trebuchet MS1" fo:font-size="12pt" style:text-underline-style="none" fo:font-weight="bold" style:font-size-asian="12pt" style:font-weight-asian="bold" style:font-size-complex="12pt" style:font-weight-complex="bold"/>
    </style:style>
    <style:style style:name="T3" style:family="text" style:parent-style-name="Internet_20_link">
      <style:text-properties fo:color="#000000" style:font-name="Trebuchet MS1" fo:font-size="12pt" style:text-underline-style="none" fo:font-weight="bold" style:font-size-asian="12pt" style:font-weight-asian="bold" style:font-size-complex="12pt" style:font-weight-complex="bold"/>
    </style:style>
    <style:style style:name="T4" style:family="text">
      <style:text-properties style:font-name="Trebuchet MS1"/>
    </style:style>
    <style:style style:name="T5" style:family="text">
      <style:text-properties style:font-name="Trebuchet MS1" fo:font-style="normal" style:font-style-asian="normal" style:font-style-complex="normal"/>
    </style:style>
    <style:style style:name="T6" style:family="text">
      <style:text-properties style:font-name="Trebuchet MS1" fo:font-style="italic" style:font-style-asian="italic"/>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head" table:style-name="head">
        <table:table-column table:style-name="head.A"/>
        <table:table-column table:style-name="head.B"/>
        <table:table-row table:style-name="head.1">
          <table:table-cell table:style-name="head.A1" office:value-type="string">
            <text:p text:style-name="P1">Russell Yanofsky</text:p>
            <text:p text:style-name="P2">522 W 123<text:span text:style-name="T1">rd</text:span> Street, Apt 3W<text:line-break/>New York, NY 10027<text:line-break/>570-394-1140</text:p>
          </table:table-cell>
          <table:table-cell table:style-name="head.A1" office:value-type="string">
            <text:p text:style-name="P3"><text:a xlink:type="simple" xlink:href="http://russ.yanofsky.org/"><text:span text:style-name="T2">http://russ.yanofsky.org/</text:span></text:a></text:p>
            <text:p text:style-name="P4"><text:a xlink:type="simple" xlink:href="mailto:russ@yanofsky.org"><text:span text:style-name="T2">russ@yanofsky.org</text:span></text:a></text:p>
            <text:p text:style-name="P4"><text:span text:style-name="T3"/></text:p>
          </table:table-cell>
        </table:table-row>
      </table:table>
      <text:p text:style-name="Resume_20_Section">Objective</text:p>
      <text:p text:style-name="Resume_20_Text">Position in software development.</text:p>
      <text:p text:style-name="Resume_20_Section">Education</text:p>
      <table:table table:name="edu" table:style-name="edu">
        <table:table-column table:style-name="edu.A"/>
        <table:table-column table:style-name="edu.B"/>
        <table:table-row>
          <table:table-cell table:style-name="edu.A1" office:value-type="string">
            <text:p text:style-name="Resume_20_Text">Spring 2007<text:line-break/>and<text:line-break/>1999-2003</text:p>
          </table:table-cell>
          <table:table-cell table:style-name="edu.B1" office:value-type="string">
            <text:p text:style-name="Resume_20_Text">Columbia University School of Engineering</text:p>
            <text:list text:style-name="WW8Num3">
              <text:list-item>
                <text:p text:style-name="P5">B.S. in Computer Science.</text:p>
              </text:list-item>
              <text:list-item>
                <text:p text:style-name="P6">Coursework in Operating System Development, Database Systems, Compilers, Networking, Digital Logic, Natural Language Processing, Robotics, Computer Vision, Statistics, History, and Economics</text:p>
              </text:list-item>
            </text:list>
          </table:table-cell>
        </table:table-row>
      </table:table>
      <text:p text:style-name="Resume_20_Section">Experience</text:p>
      <table:table table:name="exp" table:style-name="exp">
        <table:table-column table:style-name="exp.A"/>
        <table:table-column table:style-name="exp.B"/>
        <table:table-row>
          <table:table-cell table:style-name="exp.A1" office:value-type="string">
            <text:p text:style-name="Resume_20_Text">2002-Present</text:p>
          </table:table-cell>
          <table:table-cell table:style-name="exp.B1" office:value-type="string">
            <text:p text:style-name="Resume_20_Text">Major open-source contributions</text:p>
            <text:list text:style-name="L1">
              <text:list-item>
                <text:p text:style-name="P7">GCC - implementation of rvalue references, a C++0x language feature for GCC 4.3</text:p>
              </text:list-item>
              <text:list-item>
                <text:p text:style-name="P7">Subversion - port of Python and Perl language bindings to Windows </text:p>
              </text:list-item>
              <text:list-item>
                <text:p text:style-name="P8">ViewVC – Windows port, code reorganization and active maintenance from 2002-2005</text:p>
              </text:list-item>
            </text:list>
          </table:table-cell>
        </table:table-row>
        <table:table-row>
          <table:table-cell table:style-name="exp.B1" office:value-type="string">
            <text:p text:style-name="Resume_20_Text">2000-2003</text:p>
          </table:table-cell>
          <table:table-cell table:style-name="exp.B1" office:value-type="string">
            <text:p text:style-name="Resume_20_Text">Web Development, Columbia University School of Engineering, New York, NY</text:p>
            <text:list text:style-name="WW8Num3">
              <text:list-item text:start-value="1">
                <text:p text:style-name="P5">Wrote and deployed a web-based evaluation system for engineering course evaluations. Primary features were a WYSIWYG survey editor, a graphical reporting system, an email reminder system, and various administrative interfaces. Written in PHP, SQL, Javascript, and PL/pgSQL (Postgres procedural query language) in approximately 20,000 lines of code.</text:p>
              </text:list-item>
              <text:list-item>
                <text:p text:style-name="P9">Other smaller projects include a web crawler written in Delphi, a COM component used for authentication written with ATL in C++, and some additional web development with PHP, Perl, and mySQL.</text:p>
              </text:list-item>
            </text:list>
          </table:table-cell>
        </table:table-row>
        <table:table-row>
          <table:table-cell table:style-name="exp.B1" office:value-type="string">
            <text:p text:style-name="P10">Other</text:p>
          </table:table-cell>
          <table:table-cell table:style-name="exp.B1" office:value-type="string">
            <text:p text:style-name="P11"><text:span text:style-name="T4">I served in the US Army from 2004-2006, with a deployment to Iraq in 2005. Past jobs (high school) include temp work for Kelly Services and JFC staffing, phone tech support for Earthlink, electronics sales at Montgomery Ward’s, and tech support and computer assembly for </text:span><text:span text:style-name="T5">PA Network</text:span><text:span text:style-name="T6">, </text:span><text:span text:style-name="T4">a local ISP in my hometown of Harrisburg, PA.</text:span></text:p>
          </table:table-cell>
        </table:table-row>
      </table:table>
      <text:p text:style-name="Resume_20_Section">Skills</text:p>
      <table:table table:name="skill" table:style-name="skill">
        <table:table-column table:style-name="skill.A"/>
        <table:table-column table:style-name="skill.B"/>
        <table:table-row>
          <table:table-cell office:value-type="string">
            <text:p text:style-name="Resume_20_Text">High Proficiency</text:p>
          </table:table-cell>
          <table:table-cell office:value-type="string">
            <text:p text:style-name="P12">C++ Language (STL, generic programming), Python, PHP, Javascript, Ajax/DHTML, SQL</text:p>
          </table:table-cell>
        </table:table-row>
        <table:table-row>
          <table:table-cell office:value-type="string">
            <text:p text:style-name="Resume_20_Text">Medium Proficiency</text:p>
          </table:table-cell>
          <table:table-cell office:value-type="string">
            <text:p text:style-name="P12">Win32 Programming (systems, GDI, windowing, COM), Borland Delphi (GUI, Object Pascal), Java (Swing, Servlets, Sockets, JDBC) </text:p>
          </table:table-cell>
        </table:table-row>
        <table:table-row>
          <table:table-cell office:value-type="string">
            <text:p text:style-name="P12">Basic Familiarly</text:p>
          </table:table-cell>
          <table:table-cell office:value-type="string">
            <text:p text:style-name="Resume_20_Text">Perl, ASP, ASP.NET, C#, Visual Basic</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1" style:font-size-asian="12pt" style:language-asian="en" style:country-asian="US" style:font-name-complex="Aria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Resume_20_Text" style:display-name="Resume Text" style:family="paragraph" style:parent-style-name="Standard" style:class="text" style:master-page-name="">
      <style:text-properties style:font-name="Trebuchet MS" fo:font-size="11pt"/>
    </style:style>
    <style:style style:name="Resume_20_Section" style:display-name="Resume Section" style:family="paragraph" style:class="text" style:master-page-name="">
      <style:paragraph-properties fo:margin-left="0in" fo:margin-right="0in" fo:margin-top="0.1in" fo:margin-bottom="0.1in" fo:text-indent="0in" style:auto-text-indent="false" fo:background-color="transparent" style:shadow="none">
        <style:tab-stops/>
        <style:background-image/>
      </style:paragraph-properties>
      <style:text-properties style:font-name="Trebuchet MS" fo:font-size="1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bullet text:level="2" text:style-name="WW8Num2z1" style:num-suffix="." text:bullet-char="o">
        <style:list-level-properties text:space-before="0.5in" text:min-label-width="0.25in"/>
        <style:text-properties style:font-name="Courier New1"/>
      </text:list-level-style-bullet>
      <text:list-level-style-bullet text:level="3" text:style-name="WW8Num2z2" style:num-suffix="." text:bullet-char="">
        <style:list-level-properties text:space-before="1in" text:min-label-width="0.25in"/>
        <style:text-properties style:font-name="Wingdings"/>
      </text:list-level-style-bullet>
      <text:list-level-style-bullet text:level="4" text:style-name="WW8Num2z0" style:num-suffix="." text:bullet-char="">
        <style:list-level-properties text:space-before="1.5in" text:min-label-width="0.25in"/>
        <style:text-properties style:font-name="Symbol"/>
      </text:list-level-style-bullet>
      <text:list-level-style-bullet text:level="5" text:style-name="WW8Num2z1" style:num-suffix="." text:bullet-char="o">
        <style:list-level-properties text:space-before="2in" text:min-label-width="0.25in"/>
        <style:text-properties style:font-name="Courier New1"/>
      </text:list-level-style-bullet>
      <text:list-level-style-bullet text:level="6" text:style-name="WW8Num2z2" style:num-suffix="." text:bullet-char="">
        <style:list-level-properties text:space-before="2.5in" text:min-label-width="0.25in"/>
        <style:text-properties style:font-name="Wingdings"/>
      </text:list-level-style-bullet>
      <text:list-level-style-bullet text:level="7" text:style-name="WW8Num2z0" style:num-suffix="." text:bullet-char="">
        <style:list-level-properties text:space-before="3in" text:min-label-width="0.25in"/>
        <style:text-properties style:font-name="Symbol"/>
      </text:list-level-style-bullet>
      <text:list-level-style-bullet text:level="8" text:style-name="WW8Num2z1" style:num-suffix="." text:bullet-char="o">
        <style:list-level-properties text:space-before="3.5in" text:min-label-width="0.25in"/>
        <style:text-properties style:font-name="Courier New1"/>
      </text:list-level-style-bullet>
      <text:list-level-style-bullet text:level="9" text:style-name="WW8Num2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Russell Yanofsky</dc:title>
    <meta:creation-date>2007-04-20T21:20:18</meta:creation-date>
    <dc:date>2007-05-31T17:28:33</dc:date>
    <dc:language>en-US</dc:language>
    <meta:editing-cycles>0</meta:editing-cycles>
    <meta:editing-duration>PT0S</meta:editing-duration>
    <meta:user-defined meta:name="Info 1"/>
    <meta:user-defined meta:name="Info 2"/>
    <meta:user-defined meta:name="Info 3"/>
    <meta:user-defined meta:name="Info 4"/>
    <meta:document-statistic meta:table-count="4" meta:image-count="0" meta:object-count="0" meta:page-count="1" meta:paragraph-count="30" meta:word-count="291" meta:character-count="1977"/>
  </office:meta>
</office:document-meta>
</file>